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SubscribeEvent.SessionSubscribeEvent( Object source , Message &lt; byte [ ]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SubscribeEvent.SessionSubscribeEvent( Object source , Message &lt; byte [ ] &gt; message , @ Nullable Principal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